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3" style:family="paragraph" style:parent-style-name="Text_20_body" style:list-style-name="L1">
      <style:paragraph-properties fo:padding="0.049cm" fo:border="0.06pt solid #dddddd"/>
    </style:style>
    <style:style style:name="P4" style:family="paragraph" style:parent-style-name="Text_20_body">
      <style:paragraph-properties fo:padding="0.049cm" fo:border="0.06pt solid #000000"/>
    </style:style>
    <style:style style:name="P5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6" style:family="paragraph" style:parent-style-name="Text_20_body" style:list-style-name="L2">
      <style:paragraph-properties fo:margin-top="0cm" fo:margin-bottom="0cm" style:contextual-spacing="false" fo:padding="0.049cm" fo:border="0.06pt solid #000000"/>
    </style:style>
    <style:style style:name="P7" style:family="paragraph" style:parent-style-name="Text_20_body" style:list-style-name="L2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style:style style:name="T4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Latest Time You Can Obtain After Replacing Characters</text:h>
      <text:p text:style-name="Text_20_body"><text:span text:style-name="T3"/></text:p>
      <text:list xml:id="list2295081036" text:style-name="L1">
        <text:list-item>
          <text:p text:style-name="P2"><text:span text:style-name="Strong_20_Emphasis"><text:span text:style-name="T1">User Accepted:</text:span></text:span><text:span text:style-name="T1">0</text:span></text:p>
        </text:list-item>
        <text:list-item>
          <text:p text:style-name="P2"><text:span text:style-name="Strong_20_Emphasis"><text:span text:style-name="T1">User Tried:</text:span></text:span><text:span text:style-name="T1">0</text:span></text:p>
        </text:list-item>
        <text:list-item>
          <text:p text:style-name="P2"><text:span text:style-name="Strong_20_Emphasis"><text:span text:style-name="T1">Total Accepted:</text:span></text:span><text:span text:style-name="T1">0</text:span></text:p>
        </text:list-item>
        <text:list-item>
          <text:p text:style-name="P2"><text:span text:style-name="Strong_20_Emphasis"><text:span text:style-name="T1">Total Submissions:</text:span></text:span><text:span text:style-name="T1">0</text:span></text:p>
        </text:list-item>
        <text:list-item>
          <text:p text:style-name="P3"><text:span text:style-name="Strong_20_Emphasis"><text:span text:style-name="T1">Difficulty:</text:span></text:span><text:span text:style-name="T1">Easy</text:span></text:p>
        </text:list-item>
      </text:list>
      <text:p text:style-name="P4"><text:span text:style-name="T1">You are given a string </text:span><text:span text:style-name="Source_20_Text"><text:span text:style-name="T1">s</text:span></text:span><text:span text:style-name="T1"> representing a 12-hour format time where some of the digits (possibly none) are replaced with a </text:span><text:span text:style-name="Source_20_Text"><text:span text:style-name="T1">"?"</text:span></text:span><text:span text:style-name="T1">.</text:span></text:p>
      <text:p text:style-name="P4"><text:span text:style-name="T1">12-hour times are formatted as </text:span><text:span text:style-name="Source_20_Text"><text:span text:style-name="T1">"HH:MM"</text:span></text:span><text:span text:style-name="T1">, where </text:span><text:span text:style-name="Source_20_Text"><text:span text:style-name="T1">HH</text:span></text:span><text:span text:style-name="T1"> is between </text:span><text:span text:style-name="Source_20_Text"><text:span text:style-name="T1">00</text:span></text:span><text:span text:style-name="T1"> and </text:span><text:span text:style-name="Source_20_Text"><text:span text:style-name="T1">11</text:span></text:span><text:span text:style-name="T1">, and </text:span><text:span text:style-name="Source_20_Text"><text:span text:style-name="T1">MM</text:span></text:span><text:span text:style-name="T1"> is between </text:span><text:span text:style-name="Source_20_Text"><text:span text:style-name="T1">00</text:span></text:span><text:span text:style-name="T1"> and </text:span><text:span text:style-name="Source_20_Text"><text:span text:style-name="T1">59</text:span></text:span><text:span text:style-name="T1">. The earliest 12-hour time is </text:span><text:span text:style-name="Source_20_Text"><text:span text:style-name="T1">00:00</text:span></text:span><text:span text:style-name="T1">, and the latest is </text:span><text:span text:style-name="Source_20_Text"><text:span text:style-name="T1">11:59</text:span></text:span><text:span text:style-name="T1">.</text:span></text:p>
      <text:p text:style-name="P4"><text:span text:style-name="T1">You have to replace </text:span><text:span text:style-name="Strong_20_Emphasis"><text:span text:style-name="T1">all</text:span></text:span><text:span text:style-name="T1"> the </text:span><text:span text:style-name="Source_20_Text"><text:span text:style-name="T1">"?"</text:span></text:span><text:span text:style-name="T1"> characters in </text:span><text:span text:style-name="Source_20_Text"><text:span text:style-name="T1">s</text:span></text:span><text:span text:style-name="T1"> with digits such that the time we obtain by the resulting string is a </text:span><text:span text:style-name="Strong_20_Emphasis"><text:span text:style-name="T1">valid</text:span></text:span><text:span text:style-name="T1"> 12-hour format time and is the </text:span><text:span text:style-name="Strong_20_Emphasis"><text:span text:style-name="T1">latest</text:span></text:span><text:span text:style-name="T1"> possible.</text:span></text:p>
      <text:p text:style-name="P4"><text:span text:style-name="T1">Return </text:span><text:span text:style-name="Emphasis"><text:span text:style-name="T1">the resulting string</text:span></text:span><text:span text:style-name="T1">.</text:span></text:p>
      <text:p text:style-name="P5"> </text:p>
      <text:p text:style-name="P4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4"> </text:span><text:span text:style-name="T1">s = "1?:?4"</text:span></text:p>
      <text:p text:style-name="P4"><text:span text:style-name="Strong_20_Emphasis"><text:span text:style-name="T1">Output:</text:span></text:span><text:span text:style-name="T4"> </text:span><text:span text:style-name="T1">"11:54"</text:span></text:p>
      <text:p text:style-name="P4"><text:span text:style-name="Strong_20_Emphasis"><text:span text:style-name="T1">Explanation:</text:span></text:span><text:span text:style-name="T4"> The latest 12-hour format time we can achieve by replacing </text:span><text:span text:style-name="Source_20_Text"><text:span text:style-name="T1">"?"</text:span></text:span><text:span text:style-name="T4"> characters is </text:span><text:span text:style-name="Source_20_Text"><text:span text:style-name="T1">"11:54"</text:span></text:span><text:span text:style-name="T4">.</text:span></text:p>
      <text:p text:style-name="P4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4"> </text:span><text:span text:style-name="T1">s = "0?:5?"</text:span></text:p>
      <text:p text:style-name="P4"><text:span text:style-name="Strong_20_Emphasis"><text:span text:style-name="T1">Output:</text:span></text:span><text:span text:style-name="T4"> </text:span><text:span text:style-name="T1">"09:59"</text:span></text:p>
      <text:p text:style-name="P4"><text:span text:style-name="Strong_20_Emphasis"><text:span text:style-name="T1">Explanation:</text:span></text:span><text:span text:style-name="T4"> The latest 12-hour format time we can achieve by replacing </text:span><text:span text:style-name="Source_20_Text"><text:span text:style-name="T1">"?"</text:span></text:span><text:span text:style-name="T4"> characters is </text:span><text:span text:style-name="Source_20_Text"><text:span text:style-name="T1">"09:59"</text:span></text:span><text:span text:style-name="T4">.</text:span></text:p>
      <text:p text:style-name="P5"> </text:p>
      <text:p text:style-name="P4"><text:soft-page-break/><text:span text:style-name="Strong_20_Emphasis"><text:span text:style-name="T1">Constraints:</text:span></text:span></text:p>
      <text:list xml:id="list4234415014" text:style-name="L2">
        <text:list-item>
          <text:p text:style-name="P6"><text:span text:style-name="Source_20_Text"><text:span text:style-name="T1">s.length == 5</text:span></text:span></text:p>
        </text:list-item>
        <text:list-item>
          <text:p text:style-name="P6"><text:span text:style-name="Source_20_Text"><text:span text:style-name="T1">s[2]</text:span></text:span><text:span text:style-name="T1"> is equal to the character </text:span><text:span text:style-name="Source_20_Text"><text:span text:style-name="T1">":"</text:span></text:span><text:span text:style-name="T1">.</text:span></text:p>
        </text:list-item>
        <text:list-item>
          <text:p text:style-name="P6"><text:span text:style-name="T1">All characters except </text:span><text:span text:style-name="Source_20_Text"><text:span text:style-name="T1">s[2]</text:span></text:span><text:span text:style-name="T1"> are digits or </text:span><text:span text:style-name="Source_20_Text"><text:span text:style-name="T1">"?"</text:span></text:span><text:span text:style-name="T1"> characters.</text:span></text:p>
        </text:list-item>
        <text:list-item>
          <text:p text:style-name="P7"><text:span text:style-name="T1">The input is generated such that there is </text:span><text:span text:style-name="Strong_20_Emphasis"><text:span text:style-name="T1">at least</text:span></text:span><text:span text:style-name="T1"> one time between </text:span><text:span text:style-name="Source_20_Text"><text:span text:style-name="T1">"00:00"</text:span></text:span><text:span text:style-name="T1"> and </text:span><text:span text:style-name="Source_20_Text"><text:span text:style-name="T1">"11:59"</text:span></text:span><text:span text:style-name="T1"> that you can obtain after replacing the </text:span><text:span text:style-name="Source_20_Text"><text:span text:style-name="T1">"?"</text:span></text:span><text:span text:style-name="T1"> charac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3T23:30:51.547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5" meta:word-count="208" meta:character-count="1166" meta:non-whitespace-character-count="988"/>
  </office:meta>
</office:document-meta>
</file>